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400000004DE6A59C2.png"/>
  <manifest:file-entry manifest:media-type="image/png" manifest:full-path="Pictures/1000000000000004000000047C5CA535.png"/>
  <manifest:file-entry manifest:media-type="image/png" manifest:full-path="Pictures/10000000000000040000000487A160E4.png"/>
  <manifest:file-entry manifest:media-type="image/png" manifest:full-path="Pictures/1000000000000004000000046C38CAE4.png"/>
  <manifest:file-entry manifest:media-type="image/png" manifest:full-path="Pictures/10000000000002B900000032F04D3C73.png"/>
  <manifest:file-entry manifest:media-type="image/png" manifest:full-path="Pictures/1000000000000004000000044D5A0D67.png"/>
  <manifest:file-entry manifest:media-type="image/png" manifest:full-path="Pictures/10000000000000040000000488225A6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adornments="Bold" style:font-family-generic="roman"/>
    <style:font-face style:name="Times new roman1" svg:font-family="'Times new roman'" style:font-adornments="Italic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heading_5f_judgementtitle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fo:background-color="transparent" text:dont-balance-text-columns="false" BungeniSectionType="body" style:editable="false">
        <style:columns fo:column-count="1" fo:column-gap="0in"/>
        <style:background-image/>
      </style:section-properties>
    </style:style>
    <style:style style:name="Sect2" style:family="section">
      <style:section-properties fo:background-color="transparent" fo:margin-left="0.25in" fo:margin-right="0in" BungeniSectionType="Header" __BungeniMetaEditable="false" style:editable="false">
        <style:columns fo:column-count="1" fo:column-gap="0in"/>
        <style:background-image xlink:href="Pictures/1000000000000004000000047C5CA535.png" xlink:type="simple" xlink:actuate="onLoad" style:filter-name="PNG - Portable Network Graphic"/>
      </style:section-properties>
    </style:style>
    <style:style style:name="Sect3" style:family="section">
      <style:section-properties fo:background-color="transparent" fo:margin-left="0.55in" fo:margin-right="0in" BungeniSectionType="Introduction" __BungeniMetaEditable="false" style:editable="false">
        <style:columns fo:column-count="1" fo:column-gap="0in"/>
        <style:background-image xlink:href="Pictures/10000000000000040000000488225A69.png" xlink:type="simple" xlink:actuate="onLoad" style:filter-name="PNG - Portable Network Graphic"/>
      </style:section-properties>
    </style:style>
    <style:style style:name="Sect4" style:family="section">
      <style:section-properties fo:background-color="transparent" fo:margin-left="0.55in" fo:margin-right="0in" BungeniSectionType="Background" __BungeniMetaEditable="false" style:editable="false">
        <style:columns fo:column-count="1" fo:column-gap="0in"/>
        <style:background-image xlink:href="Pictures/100000000000000400000004DE6A59C2.png" xlink:type="simple" xlink:actuate="onLoad" style:filter-name="PNG - Portable Network Graphic"/>
      </style:section-properties>
    </style:style>
    <style:style style:name="Sect5" style:family="section">
      <style:section-properties fo:background-color="transparent" fo:margin-left="0.55in" fo:margin-right="0in" BungeniSectionType="Motivation" __BungeniMetaEditable="false" style:editable="false">
        <style:columns fo:column-count="1" fo:column-gap="0in"/>
        <style:background-image xlink:href="Pictures/1000000000000004000000044D5A0D67.png" xlink:type="simple" xlink:actuate="onLoad" style:filter-name="PNG - Portable Network Graphic"/>
      </style:section-properties>
    </style:style>
    <style:style style:name="Sect6" style:family="section">
      <style:section-properties fo:background-color="transparent" fo:margin-left="0.55in" fo:margin-right="0in" BungeniSectionType="Decision" __BungeniMetaEditable="false" style:editable="false">
        <style:columns fo:column-count="1" fo:column-gap="0in"/>
        <style:background-image xlink:href="Pictures/10000000000000040000000487A160E4.png" xlink:type="simple" xlink:actuate="onLoad" style:filter-name="PNG - Portable Network Graphic"/>
      </style:section-properties>
    </style:style>
    <style:style style:name="Sect7" style:family="section">
      <style:section-properties fo:background-color="transparent" fo:margin-left="0.25in" fo:margin-right="0in" BungeniSectionType="Conclusion" __BungeniMetaEditable="false" style:editable="false">
        <style:columns fo:column-count="1" fo:column-gap="0in"/>
        <style:background-image xlink:href="Pictures/1000000000000004000000046C38CAE4.png" xlink:type="simple" xlink:actuate="onLoad" style:filter-name="PNG - Portable Network Graphic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judgement">
        <text:p text:style-name="Standard"/>
        <text:section text:style-name="Sect2" text:name="header">
          <text:p text:style-name="heading_5f_title">THE SUPREME COURT OF APPEAL REPUBLIC OF SOUTH AFRICA</text:p>
          <text:p text:style-name="Standard"/>
          <text:p text:style-name="P2">Case number:<text:reference-mark-start text:name="mBungeniCaseNo:7324"/>653/07<text:reference-mark-end text:name="mBungeniCaseNo:7324"/></text:p>
          <text:p text:style-name="P2"/>
          <text:p text:style-name="P2">In the matter between</text:p>
          <text:p text:style-name="P2"/>
          <text:p text:style-name="P2"><text:reference-mark-start text:name="BungeniPartyName:p1;FOURWAY HAULAGE SA (PTY) LTD(appelant) ;#1"/>FOURWAY HAULAGE SA (PTY) LTDAPPELLANT<text:reference-mark-end text:name="BungeniPartyName:p1;FOURWAY HAULAGE SA (PTY) LTD(appelant) ;#1"/></text:p>
          <text:p text:style-name="P2">and</text:p>
          <text:p text:style-name="P2"><text:reference-mark-start text:name="BungeniPartyName:p2;SA NATIONAL ROADS AGENCY LTD(respondent) ;#1"/>SA NATIONAL ROADS AGENCY LTDRESPONDENT<text:reference-mark-end text:name="BungeniPartyName:p2;SA NATIONAL ROADS AGENCY LTD(respondent) ;#1"/></text:p>
          <text:p text:style-name="P2"/>
          <text:p text:style-name="P5">Neutral citation:</text:p>
          <text:p text:style-name="P3">Fourway Haulage v SA National Roads Agency (653/07)</text:p>
          <text:p text:style-name="P2"><text:reference-mark-start text:name="mNeutralCitation:2996"/>[2008] ZASCA 134<text:reference-mark-end text:name="mNeutralCitation:2996"/></text:p>
          <text:p text:style-name="P2"/>
          <text:p text:style-name="P2">(26 November 2008)</text:p>
          <text:p text:style-name="P2"/>
          <text:p text:style-name="P2"><text:span text:style-name="T1">CORAM</text:span>:</text:p>
          <text:p text:style-name="P2"><text:reference-mark-start text:name="BungeniJudgeName:ken.person.Abdollahi.Ali.1929-05-04;Abdollahi Ali ;#1"/>SCOTT<text:reference-mark-end text:name="BungeniJudgeName:ken.person.Abdollahi.Ali.1929-05-04;Abdollahi Ali ;#1"/>,<text:reference-mark-start text:name="BungeniJudgeName:ken.person.Lyola.Khamasi.1980-04-13;Lyola Khamasi ;#1"/>FARLAM<text:reference-mark-end text:name="BungeniJudgeName:ken.person.Lyola.Khamasi.1980-04-13;Lyola Khamasi ;#1"/>,<text:reference-mark-start text:name="BungeniJudgeName:ken.person.Basiya.Khalwale.1980-04-12;Basiya Khalwale ;#1"/>BRAND<text:reference-mark-end text:name="BungeniJudgeName:ken.person.Basiya.Khalwale.1980-04-12;Basiya Khalwale ;#1"/>,<text:reference-mark-start text:name="BungeniJudgeName:ken.person.Josaph.Khamisi.1980-04-14;Josaph Khamisi ;#1"/>LEWIS<text:reference-mark-end text:name="BungeniJudgeName:ken.person.Josaph.Khamisi.1980-04-14;Josaph Khamisi ;#1"/>, <text:reference-mark-start text:name="BungeniJudgeName:ken.person.Nohana.Khalif.1944-10-10;Nohana Khalif ;#1"/>JAFTA<text:reference-mark-end text:name="BungeniJudgeName:ken.person.Nohana.Khalif.1944-10-10;Nohana Khalif ;#1"/></text:p>
          <text:p text:style-name="P2"/>
          <text:p text:style-name="P2"><text:span text:style-name="T1">HEARD</text:span>: <text:reference-mark-start text:name="BungeniWorkflowEvent:HearingDate:2009-11-05:Hearing ;#1"/>5 November 2008<text:reference-mark-end text:name="BungeniWorkflowEvent:HearingDate:2009-11-05:Hearing ;#1"/></text:p>
          <text:p text:style-name="P2"/>
          <text:p text:style-name="P2"><text:span text:style-name="T1">DELIVERED</text:span>:<text:reference-mark-start text:name="mBungeniJudgementDate:5742"/>26 November 2008<text:reference-mark-end text:name="mBungeniJudgementDate:5742"/></text:p>
          <text:p text:style-name="P2"/>
          <text:p text:style-name="P2"><text:span text:style-name="T1">CORRECTED</text:span>:</text:p>
          <text:p text:style-name="Standard"/>
          <text:p text:style-name="Standard"><text:span text:style-name="T1">SUMMARY</text:span>:Delict–pure economic loss–meaning of–policy considerations relevant in determining wrongfulness–remoteness of damage–application of flexible test</text:p>
          <text:p text:style-name="Standard"/>
          <text:p text:style-name="Standard"><text:span text:style-name="T1">ORDER</text:span>: On appeal from: High Court, Pretoria (Rabie J sitting as court of first instance)</text:p>
          <text:p text:style-name="Standard">The appeal is dismissed with costs</text:p>
          <text:p text:style-name="Standard"/>
          <text:p text:style-name="Standard"><text:span text:style-name="T1">JUDGMENT</text:span> : <text:reference-mark-start text:name="BungeniJudgeName:ken.person.Basiya.Khalwale.1980-04-12;Basiya Khalwale ;#2"/>BRAND<text:reference-mark-end text:name="BungeniJudgeName:ken.person.Basiya.Khalwale.1980-04-12;Basiya Khalwale ;#2"/> <text:s/>(SCOTT,FARLAM,BRAND,LEWIS, JAFTA concurring)</text:p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</text:section>
        <text:p text:style-name="Standard"/>
        <text:section text:style-name="Sect3" text:name="intro">
          <text:p text:style-name="Standard"/>
          <text:p text:style-name="Standard"/>
          <text:p text:style-name="Standard"/>
          <text:p text:style-name="Standard"/>
        </text:section>
        <text:p text:style-name="Standard"/>
        <text:section text:style-name="Sect4" text:name="bg">
          <text:p text:style-name="Standard"/>
          <text:p text:style-name="Standard"/>
          <text:p text:style-name="Standard"><text:soft-page-break/></text:p>
        </text:section>
        <text:p text:style-name="Standard"/>
        <text:section text:style-name="Sect5" text:name="motive">
          <text:p text:style-name="Standard"/>
          <text:p text:style-name="Standard"/>
          <text:p text:style-name="Standard"/>
          <text:p text:style-name="Standard"/>
        </text:section>
        <text:p text:style-name="Standard"/>
        <text:section text:style-name="Sect6" text:name="decision">
          <text:p text:style-name="Standard"/>
          <text:p text:style-name="Standard"/>
          <text:p text:style-name="Standard"/>
          <text:p text:style-name="Standard"/>
        </text:section>
        <text:p text:style-name="Standard"/>
        <text:section text:style-name="Sect7" text:name="concl1">
          <text:p text:style-name="Standard"/>
          <text:p text:style-name="Standard"/>
          <text:p text:style-name="Standard"/>
        </text:section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StarSymbol" svg:font-family="StarSymbol"/>
    <style:font-face style:name="Tahoma1" svg:font-family="Tahoma"/>
    <style:font-face style:name="Times new roman" svg:font-family="'Times new roman'" style:font-adornments="Bold" style:font-family-generic="roman"/>
    <style:font-face style:name="Times new roman1" svg:font-family="'Times new roman'" style:font-adornments="Italic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fill-image draw:name="_31_atqwus13j4eb" draw:display-name="1atqwus13j4eb" xlink:href="Pictures/1000000000000004000000046C38CAE4.png" xlink:type="simple" xlink:show="embed" xlink:actuate="onLoad"/>
    <draw:fill-image draw:name="_31_ib8aaha7u2kx" draw:display-name="1ib8aaha7u2kx" xlink:href="Pictures/10000000000000040000000488225A69.png" xlink:type="simple" xlink:show="embed" xlink:actuate="onLoad"/>
    <draw:fill-image draw:name="_31_mw28jxazt7xz" draw:display-name="1mw28jxazt7xz" xlink:href="Pictures/100000000000000400000004DE6A59C2.png" xlink:type="simple" xlink:show="embed" xlink:actuate="onLoad"/>
    <draw:fill-image draw:name="_31_qjpgfg7bnrq5" draw:display-name="1qjpgfg7bnrq5" xlink:href="Pictures/10000000000000040000000487A160E4.png" xlink:type="simple" xlink:show="embed" xlink:actuate="onLoad"/>
    <draw:fill-image draw:name="_38_2h1yjiq3t08" draw:display-name="82h1yjiq3t08" xlink:href="Pictures/1000000000000004000000044D5A0D67.png" xlink:type="simple" xlink:show="embed" xlink:actuate="onLoad"/>
    <draw:fill-image draw:name="ktvdunvvakqq" xlink:href="Pictures/1000000000000004000000047C5CA535.png" xlink:type="simple" xlink:show="embed" xlink:actuate="onLoad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heading_5f_background" style:display-name="heading_background" style:family="paragraph" style:parent-style-name="Heading" style:class="text">
      <style:text-properties style:font-name="Times new roman" fo:font-weight="bold"/>
    </style:style>
    <style:style style:name="subheading_5f_background" style:display-name="subheading_background" style:family="paragraph" style:parent-style-name="Heading_20_2" style:class="text">
      <style:text-properties style:font-name="Times new roman" fo:font-size="13pt" fo:font-style="normal" style:font-weight-asian="normal" style:font-weight-complex="normal"/>
    </style:style>
    <style:style style:name="subtitle_5f_motivation" style:display-name="subtitle_motivation" style:family="paragraph" style:parent-style-name="Heading_20_3" style:class="text">
      <style:text-properties style:font-name="Times new roman1" fo:font-size="12pt" fo:font-style="italic" fo:font-weight="normal"/>
    </style:style>
    <style:style style:name="heading_5f_motivation" style:display-name="heading_motivation" style:family="paragraph" style:parent-style-name="heading_5f_background"/>
    <style:style style:name="subheading_5f_introduction" style:display-name="subheading_introduction" style:family="paragraph" style:parent-style-name="subheading_5f_background"/>
    <style:style style:name="heading_5f_introduction" style:display-name="heading_introduction" style:family="paragraph" style:parent-style-name="heading_5f_motivation"/>
    <style:style style:name="heading_5f_decision" style:display-name="heading_decision" style:family="paragraph" style:parent-style-name="heading_5f_background"/>
    <style:style style:name="subheading_5f_decision" style:display-name="subheading_decision" style:family="paragraph" style:parent-style-name="subheading_5f_background"/>
    <style:style style:name="heading_5f_title" style:display-name="heading_title" style:family="paragraph" style:parent-style-name="heading_5f_background"/>
    <style:style style:name="heading_5f_judgementtitle" style:display-name="heading_judgementtitle" style:family="paragraph" style:parent-style-name="heading_5f_title">
      <style:text-properties fo:font-size="12pt" fo:font-style="italic" fo:font-weight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 text:start-value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page-layout style:name="Mpm1">
      <style:page-layout-properties fo:page-width="8.5in" fo:page-height="11in" style:num-format="1" style:print-orientation="portrait" fo:margin-top="0.25in" fo:margin-bottom="0.7874in" fo:margin-left="0.7874in" fo:margin-right="0.7874in" fo:background-color="transparent" style:writing-mode="lr-tb" style:footnote-max-height="0in">
        <style:background-image xlink:href="Pictures/10000000000002B900000032F04D3C73.png" xlink:type="simple" xlink:actuate="onLoad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6354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JUDGEMENT DRAF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9-08-25T12:27:18</meta:creation-date>
    <meta:editing-cycles>6</meta:editing-cycles>
    <meta:editing-duration>PT05H40M08S</meta:editing-duration>
    <meta:initial-creator>Ashok Hariharan</meta:initial-creator>
    <dc:date>2009-08-27T02:27:34</dc:date>
    <dc:creator>Ashok Hariharan</dc:creator>
    <meta:document-statistic meta:table-count="0" meta:image-count="0" meta:object-count="0" meta:page-count="2" meta:paragraph-count="20" meta:word-count="96" meta:character-count="718"/>
    <meta:user-defined meta:name="BungeniCaseNo">333</meta:user-defined>
    <meta:user-defined meta:name="BungeniCountryCode">ke</meta:user-defined>
    <meta:user-defined meta:name="BungeniDocAuthor"/>
    <meta:user-defined meta:name="BungeniDocPart">main</meta:user-defined>
    <meta:user-defined meta:name="BungeniDocType">judgement</meta:user-defined>
    <meta:user-defined meta:name="BungeniExpAuthor">user.Ashok</meta:user-defined>
    <meta:user-defined meta:name="BungeniExpAuthorURI">user.Ashok</meta:user-defined>
    <meta:user-defined meta:name="BungeniExpDate">2009-08-25</meta:user-defined>
    <meta:user-defined meta:name="BungeniExpDateName">expDate</meta:user-defined>
    <meta:user-defined meta:name="BungeniExpURI">/ke/judgement/2009-8-25/eng</meta:user-defined>
    <meta:user-defined meta:name="BungeniJudgeName:ken.person.Abdollahi.Ali.1929-05-04">Abdollahi~Ali~ken.person.Abdollahi.Ali.1929-05-04</meta:user-defined>
    <meta:user-defined meta:name="BungeniJudgeName:ken.person.Basiya.Khalwale.1980-04-12">Basiya~Khalwale~ken.person.Basiya.Khalwale.1980-04-12</meta:user-defined>
    <meta:user-defined meta:name="BungeniJudgeName:ken.person.Josaph.Khamisi.1980-04-14">Josaph~Khamisi~ken.person.Josaph.Khamisi.1980-04-14</meta:user-defined>
    <meta:user-defined meta:name="BungeniJudgeName:ken.person.Lyola.Khamasi.1980-04-13">Lyola~Khamasi~ken.person.Lyola.Khamasi.1980-04-13</meta:user-defined>
    <meta:user-defined meta:name="BungeniJudgeName:ken.person.Nohana.Khalif.1944-10-10">Nohana~Khalif~ken.person.Nohana.Khalif.1944-10-10</meta:user-defined>
    <meta:user-defined meta:name="BungeniJudgementDate">2008-11-26</meta:user-defined>
    <meta:user-defined meta:name="BungeniJudgementNo">653/07</meta:user-defined>
    <meta:user-defined meta:name="BungeniLanguageCode">eng</meta:user-defined>
    <meta:user-defined meta:name="BungeniManAuthor">user.Ashok</meta:user-defined>
    <meta:user-defined meta:name="BungeniManAuthorURI">user.Ashok</meta:user-defined>
    <meta:user-defined meta:name="BungeniManDate">2009-08-25</meta:user-defined>
    <meta:user-defined meta:name="BungeniManDateName">manDate</meta:user-defined>
    <meta:user-defined meta:name="BungeniManURI">/ke/judgement/2009-8-25/eng.xml</meta:user-defined>
    <meta:user-defined meta:name="BungeniOfficialDate">2009-08-25</meta:user-defined>
    <meta:user-defined meta:name="BungeniOfficialTime">12:27</meta:user-defined>
    <meta:user-defined meta:name="BungeniParliamentID"/>
    <meta:user-defined meta:name="BungeniPartyName:p1">p1~FOURWAY HAULAGE SA (PTY) LTD~appelant</meta:user-defined>
    <meta:user-defined meta:name="BungeniPartyName:p2">p2~SA NATIONAL ROADS AGENCY LTD~respondent</meta:user-defined>
    <meta:user-defined meta:name="BungeniPublicationDate">2009-08-25</meta:user-defined>
    <meta:user-defined meta:name="BungeniPublicationName">judgement</meta:user-defined>
    <meta:user-defined meta:name="BungeniPublicationNameFull"/>
    <meta:user-defined meta:name="BungeniWorkAuthor">user.Ashok</meta:user-defined>
    <meta:user-defined meta:name="BungeniWorkAuthorURI">user.Ashok</meta:user-defined>
    <meta:user-defined meta:name="BungeniWorkDate">2009-08-25</meta:user-defined>
    <meta:user-defined meta:name="BungeniWorkDateName">workDate</meta:user-defined>
    <meta:user-defined meta:name="BungeniWorkURI">/ke/judgement/2009-8-25</meta:user-defined>
    <meta:user-defined meta:name="BungeniWorkflowEvent:HearingDate:2009-11-05:Hearing">HearingDate~Hearing~2009-11-05</meta:user-defined>
    <meta:user-defined meta:name="Info 1"/>
    <meta:user-defined meta:name="Info 2"/>
    <meta:user-defined meta:name="Info 3"/>
    <meta:user-defined meta:name="Info 4"/>
    <meta:user-defined meta:name="__BungeniDocMeta">true</meta:user-defined>
    <meta:user-defined meta:name="bungeniEditorNotes">&amp;lt;notes&amp;gt;&amp;lt;/notes&amp;gt;</meta:user-defined>
  </office:meta>
</office:document-meta>
</file>